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6" style:family="paragraph" style:parent-style-name="Table_20_Contents">
      <style:paragraph-properties fo:text-align="center" style:justify-single-word="false"/>
      <style:text-properties officeooo:rsid="0083c956" officeooo:paragraph-rsid="0083c95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83c956" officeooo:paragraph-rsid="0083c956" style:font-weight-asian="bold" style:font-weight-complex="bold"/>
    </style:style>
    <style:style style:name="P8" style:family="paragraph" style:parent-style-name="Heading_20_1">
      <style:text-properties officeooo:paragraph-rsid="008770a2"/>
    </style:style>
    <style:style style:name="P9" style:family="paragraph" style:parent-style-name="Heading_20_1">
      <style:text-properties officeooo:rsid="00ed6fdc" officeooo:paragraph-rsid="00ed6fdc"/>
    </style:style>
    <style:style style:name="P10" style:family="paragraph" style:parent-style-name="Heading_20_1">
      <style:text-properties officeooo:rsid="01217751" officeooo:paragraph-rsid="01217751"/>
    </style:style>
    <style:style style:name="P11" style:family="paragraph" style:parent-style-name="Text_20_body">
      <style:text-properties officeooo:rsid="008770a2" officeooo:paragraph-rsid="008770a2"/>
    </style:style>
    <style:style style:name="P12" style:family="paragraph" style:parent-style-name="Text_20_body">
      <style:text-properties officeooo:rsid="008770a2" officeooo:paragraph-rsid="009f4777"/>
    </style:style>
    <style:style style:name="P13" style:family="paragraph" style:parent-style-name="Text_20_body">
      <style:text-properties officeooo:rsid="008770a2" officeooo:paragraph-rsid="00bcbbcf"/>
    </style:style>
    <style:style style:name="P14" style:family="paragraph" style:parent-style-name="Text_20_body">
      <style:text-properties officeooo:rsid="008770a2" officeooo:paragraph-rsid="00d8b124"/>
    </style:style>
    <style:style style:name="P15" style:family="paragraph" style:parent-style-name="Text_20_body">
      <style:text-properties officeooo:rsid="008770a2" officeooo:paragraph-rsid="00d98225"/>
    </style:style>
    <style:style style:name="P16" style:family="paragraph" style:parent-style-name="Text_20_body">
      <style:text-properties officeooo:rsid="008770a2" officeooo:paragraph-rsid="00ecae6a"/>
    </style:style>
    <style:style style:name="P17" style:family="paragraph" style:parent-style-name="Text_20_body">
      <style:text-properties officeooo:rsid="008770a2" officeooo:paragraph-rsid="00f19e56"/>
    </style:style>
    <style:style style:name="P18" style:family="paragraph" style:parent-style-name="Text_20_body">
      <style:text-properties officeooo:rsid="008770a2" officeooo:paragraph-rsid="00f564a7"/>
    </style:style>
    <style:style style:name="P19" style:family="paragraph" style:parent-style-name="Text_20_body">
      <style:text-properties officeooo:rsid="008770a2" officeooo:paragraph-rsid="0103f1ef"/>
    </style:style>
    <style:style style:name="P20" style:family="paragraph" style:parent-style-name="Text_20_body">
      <style:text-properties officeooo:rsid="008770a2" officeooo:paragraph-rsid="010669bf"/>
    </style:style>
    <style:style style:name="P21" style:family="paragraph" style:parent-style-name="Text_20_body">
      <style:text-properties officeooo:rsid="008770a2" officeooo:paragraph-rsid="0125dd1a"/>
    </style:style>
    <style:style style:name="P22" style:family="paragraph" style:parent-style-name="Text_20_body">
      <style:text-properties officeooo:rsid="008770a2" officeooo:paragraph-rsid="013e331a"/>
    </style:style>
    <style:style style:name="P23" style:family="paragraph" style:parent-style-name="Text_20_body">
      <style:text-properties style:text-underline-style="solid" style:text-underline-width="auto" style:text-underline-color="font-color" officeooo:rsid="008770a2" officeooo:paragraph-rsid="008770a2"/>
    </style:style>
    <style:style style:name="P24" style:family="paragraph" style:parent-style-name="Text_20_body">
      <style:text-properties style:text-underline-style="solid" style:text-underline-width="auto" style:text-underline-color="font-color" officeooo:rsid="008770a2" officeooo:paragraph-rsid="009f4777"/>
    </style:style>
    <style:style style:name="P25" style:family="paragraph" style:parent-style-name="Text_20_body">
      <style:text-properties style:text-underline-style="solid" style:text-underline-width="auto" style:text-underline-color="font-color" officeooo:rsid="008770a2" officeooo:paragraph-rsid="00ab1fc6"/>
    </style:style>
    <style:style style:name="P26" style:family="paragraph" style:parent-style-name="Text_20_body">
      <style:text-properties style:text-underline-style="solid" style:text-underline-width="auto" style:text-underline-color="font-color" officeooo:rsid="008770a2" officeooo:paragraph-rsid="00bcbbcf"/>
    </style:style>
    <style:style style:name="P27" style:family="paragraph" style:parent-style-name="Text_20_body">
      <style:text-properties style:text-underline-style="solid" style:text-underline-width="auto" style:text-underline-color="font-color" officeooo:rsid="008770a2" officeooo:paragraph-rsid="00d8b124"/>
    </style:style>
    <style:style style:name="P28" style:family="paragraph" style:parent-style-name="Text_20_body">
      <style:text-properties style:text-underline-style="solid" style:text-underline-width="auto" style:text-underline-color="font-color" officeooo:rsid="008770a2" officeooo:paragraph-rsid="00dc74d6"/>
    </style:style>
    <style:style style:name="P29" style:family="paragraph" style:parent-style-name="Text_20_body">
      <style:text-properties style:text-underline-style="solid" style:text-underline-width="auto" style:text-underline-color="font-color" officeooo:rsid="008770a2" officeooo:paragraph-rsid="00f19e56"/>
    </style:style>
    <style:style style:name="P30" style:family="paragraph" style:parent-style-name="Text_20_body">
      <style:text-properties style:text-underline-style="solid" style:text-underline-width="auto" style:text-underline-color="font-color" officeooo:rsid="008770a2" officeooo:paragraph-rsid="0103f1ef"/>
    </style:style>
    <style:style style:name="P31" style:family="paragraph" style:parent-style-name="Text_20_body">
      <style:text-properties style:text-underline-style="solid" style:text-underline-width="auto" style:text-underline-color="font-color" officeooo:rsid="008770a2" officeooo:paragraph-rsid="010e2c18"/>
    </style:style>
    <style:style style:name="P32" style:family="paragraph" style:parent-style-name="Text_20_body">
      <style:text-properties style:text-underline-style="solid" style:text-underline-width="auto" style:text-underline-color="font-color" officeooo:rsid="008770a2" officeooo:paragraph-rsid="012968a7"/>
    </style:style>
    <style:style style:name="P33" style:family="paragraph" style:parent-style-name="Text_20_body">
      <style:text-properties style:text-underline-style="solid" style:text-underline-width="auto" style:text-underline-color="font-color" officeooo:rsid="008770a2" officeooo:paragraph-rsid="013e331a"/>
    </style:style>
    <style:style style:name="P34" style:family="paragraph" style:parent-style-name="Text_20_body">
      <style:text-properties officeooo:paragraph-rsid="00ed6fdc"/>
    </style:style>
    <style:style style:name="P35" style:family="paragraph" style:parent-style-name="Text_20_body">
      <style:text-properties officeooo:rsid="00f00398" officeooo:paragraph-rsid="00f00398"/>
    </style:style>
    <style:style style:name="P36" style:family="paragraph" style:parent-style-name="Text_20_body">
      <style:text-properties officeooo:rsid="00f19e56" officeooo:paragraph-rsid="00f19e56"/>
    </style:style>
    <style:style style:name="P37" style:family="paragraph" style:parent-style-name="Text_20_body">
      <style:text-properties officeooo:rsid="00f19e56" officeooo:paragraph-rsid="0103f1ef"/>
    </style:style>
    <style:style style:name="P38" style:family="paragraph" style:parent-style-name="Text_20_body">
      <style:text-properties officeooo:rsid="00f19e56" officeooo:paragraph-rsid="0125dd1a"/>
    </style:style>
    <style:style style:name="P39" style:family="paragraph" style:parent-style-name="Text_20_body">
      <style:text-properties officeooo:rsid="00f19e56" officeooo:paragraph-rsid="013e331a"/>
    </style:style>
    <style:style style:name="P40" style:family="paragraph" style:parent-style-name="Text_20_body">
      <style:text-properties officeooo:paragraph-rsid="01217751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ad86c3"/>
    </style:style>
    <style:style style:name="T4" style:family="text">
      <style:text-properties style:text-position="sub 58%" officeooo:rsid="00adf69d"/>
    </style:style>
    <style:style style:name="T5" style:family="text">
      <style:text-properties style:text-position="sub 58%" officeooo:rsid="00c1657d"/>
    </style:style>
    <style:style style:name="T6" style:family="text">
      <style:text-properties style:text-position="sub 58%" officeooo:rsid="00d98225"/>
    </style:style>
    <style:style style:name="T7" style:family="text">
      <style:text-properties style:text-position="sub 58%" officeooo:rsid="00f26d50"/>
    </style:style>
    <style:style style:name="T8" style:family="text">
      <style:text-properties style:text-position="sub 58%" officeooo:rsid="010e2c18"/>
    </style:style>
    <style:style style:name="T9" style:family="text">
      <style:text-properties style:text-position="sub 58%" officeooo:rsid="0110a9bd"/>
    </style:style>
    <style:style style:name="T10" style:family="text">
      <style:text-properties style:text-position="sub 58%" officeooo:rsid="0132970b"/>
    </style:style>
    <style:style style:name="T11" style:family="text">
      <style:text-properties style:text-position="sub 58%" officeooo:rsid="0142d6f7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ad86c3"/>
    </style:style>
    <style:style style:name="T14" style:family="text">
      <style:text-properties style:text-position="0% 100%" officeooo:rsid="00b1a236"/>
    </style:style>
    <style:style style:name="T15" style:family="text">
      <style:text-properties style:text-position="0% 100%" officeooo:rsid="0110a9bd"/>
    </style:style>
    <style:style style:name="T16" style:family="text">
      <style:text-properties style:text-position="0% 100%" officeooo:rsid="0135300d"/>
    </style:style>
    <style:style style:name="T17" style:family="text">
      <style:text-properties style:text-position="0% 100%" officeooo:rsid="0140fbe8"/>
    </style:style>
    <style:style style:name="T18" style:family="text">
      <style:text-properties style:text-position="0% 100%" officeooo:rsid="0142d6f7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39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officeooo:rsid="0080bae5"/>
    </style:style>
    <style:style style:name="T21" style:family="text">
      <style:text-properties officeooo:rsid="00819773"/>
    </style:style>
    <style:style style:name="T22" style:family="text">
      <style:text-properties officeooo:rsid="008770a2"/>
    </style:style>
    <style:style style:name="T23" style:family="text">
      <style:text-properties officeooo:rsid="008a535f"/>
    </style:style>
    <style:style style:name="T24" style:family="text">
      <style:text-properties officeooo:rsid="008c9e9d"/>
    </style:style>
    <style:style style:name="T25" style:family="text">
      <style:text-properties officeooo:rsid="0090aa81"/>
    </style:style>
    <style:style style:name="T26" style:family="text">
      <style:text-properties officeooo:rsid="0094d19e"/>
    </style:style>
    <style:style style:name="T27" style:family="text">
      <style:text-properties officeooo:rsid="00954986"/>
    </style:style>
    <style:style style:name="T28" style:family="text">
      <style:text-properties officeooo:rsid="0097b9cd"/>
    </style:style>
    <style:style style:name="T29" style:family="text">
      <style:text-properties officeooo:rsid="0099706d"/>
    </style:style>
    <style:style style:name="T30" style:family="text">
      <style:text-properties officeooo:rsid="0099a510"/>
    </style:style>
    <style:style style:name="T31" style:family="text">
      <style:text-properties officeooo:rsid="009dde3d"/>
    </style:style>
    <style:style style:name="T32" style:family="text">
      <style:text-properties officeooo:rsid="00b1a236"/>
    </style:style>
    <style:style style:name="T33" style:family="text">
      <style:text-properties officeooo:rsid="00b67458"/>
    </style:style>
    <style:style style:name="T34" style:family="text">
      <style:text-properties officeooo:rsid="00b77034"/>
    </style:style>
    <style:style style:name="T35" style:family="text">
      <style:text-properties officeooo:rsid="00b7ea29"/>
    </style:style>
    <style:style style:name="T36" style:family="text">
      <style:text-properties officeooo:rsid="00b9de32"/>
    </style:style>
    <style:style style:name="T37" style:family="text">
      <style:text-properties officeooo:rsid="00bb1f46"/>
    </style:style>
    <style:style style:name="T38" style:family="text">
      <style:text-properties officeooo:rsid="00bc1a7e"/>
    </style:style>
    <style:style style:name="T39" style:family="text">
      <style:text-properties officeooo:rsid="00c22067"/>
    </style:style>
    <style:style style:name="T40" style:family="text">
      <style:text-properties officeooo:rsid="00c3d873"/>
    </style:style>
    <style:style style:name="T41" style:family="text">
      <style:text-properties officeooo:rsid="00c8cd45"/>
    </style:style>
    <style:style style:name="T42" style:family="text">
      <style:text-properties officeooo:rsid="00c96443"/>
    </style:style>
    <style:style style:name="T43" style:family="text">
      <style:text-properties officeooo:rsid="00ca0c33"/>
    </style:style>
    <style:style style:name="T44" style:family="text">
      <style:text-properties officeooo:rsid="00cb8806"/>
    </style:style>
    <style:style style:name="T45" style:family="text">
      <style:text-properties officeooo:rsid="00cd25db"/>
    </style:style>
    <style:style style:name="T46" style:family="text">
      <style:text-properties officeooo:rsid="00cd6f62"/>
    </style:style>
    <style:style style:name="T47" style:family="text">
      <style:text-properties officeooo:rsid="00cf6f0d"/>
    </style:style>
    <style:style style:name="T48" style:family="text">
      <style:text-properties officeooo:rsid="00d141f6"/>
    </style:style>
    <style:style style:name="T49" style:family="text">
      <style:text-properties officeooo:rsid="00d30e07"/>
    </style:style>
    <style:style style:name="T50" style:family="text">
      <style:text-properties officeooo:rsid="00d48fb6"/>
    </style:style>
    <style:style style:name="T51" style:family="text">
      <style:text-properties officeooo:rsid="00d4f117"/>
    </style:style>
    <style:style style:name="T52" style:family="text">
      <style:text-properties officeooo:rsid="00dac7fe"/>
    </style:style>
    <style:style style:name="T53" style:family="text">
      <style:text-properties officeooo:rsid="00dc0d57"/>
    </style:style>
    <style:style style:name="T54" style:family="text">
      <style:text-properties officeooo:rsid="00dc74d6"/>
    </style:style>
    <style:style style:name="T55" style:family="text">
      <style:text-properties officeooo:rsid="00dea0f3"/>
    </style:style>
    <style:style style:name="T56" style:family="text">
      <style:text-properties officeooo:rsid="00e03191"/>
    </style:style>
    <style:style style:name="T57" style:family="text">
      <style:text-properties officeooo:rsid="00e1085f"/>
    </style:style>
    <style:style style:name="T58" style:family="text">
      <style:text-properties officeooo:rsid="00e2a736"/>
    </style:style>
    <style:style style:name="T59" style:family="text">
      <style:text-properties officeooo:rsid="00e414ba"/>
    </style:style>
    <style:style style:name="T60" style:family="text">
      <style:text-properties officeooo:rsid="00e705c0"/>
    </style:style>
    <style:style style:name="T61" style:family="text">
      <style:text-properties officeooo:rsid="00e8eae9"/>
    </style:style>
    <style:style style:name="T62" style:family="text">
      <style:text-properties officeooo:rsid="00e9e622"/>
    </style:style>
    <style:style style:name="T63" style:family="text">
      <style:text-properties officeooo:rsid="00eb6657"/>
    </style:style>
    <style:style style:name="T64" style:family="text">
      <style:text-properties officeooo:rsid="00ebca14"/>
    </style:style>
    <style:style style:name="T65" style:family="text">
      <style:text-properties officeooo:rsid="00f68ec1"/>
    </style:style>
    <style:style style:name="T66" style:family="text">
      <style:text-properties officeooo:rsid="00f73596"/>
    </style:style>
    <style:style style:name="T67" style:family="text">
      <style:text-properties officeooo:rsid="00f82d2c"/>
    </style:style>
    <style:style style:name="T68" style:family="text">
      <style:text-properties officeooo:rsid="00f929a6"/>
    </style:style>
    <style:style style:name="T69" style:family="text">
      <style:text-properties officeooo:rsid="00fa4460"/>
    </style:style>
    <style:style style:name="T70" style:family="text">
      <style:text-properties officeooo:rsid="00fafbb6"/>
    </style:style>
    <style:style style:name="T71" style:family="text">
      <style:text-properties officeooo:rsid="00fb49d3"/>
    </style:style>
    <style:style style:name="T72" style:family="text">
      <style:text-properties officeooo:rsid="0102084d"/>
    </style:style>
    <style:style style:name="T73" style:family="text">
      <style:text-properties officeooo:rsid="01032feb"/>
    </style:style>
    <style:style style:name="T74" style:family="text">
      <style:text-properties officeooo:rsid="01137fc6"/>
    </style:style>
    <style:style style:name="T75" style:family="text">
      <style:text-properties officeooo:rsid="0114b32b"/>
    </style:style>
    <style:style style:name="T76" style:family="text">
      <style:text-properties officeooo:rsid="0115bc0c"/>
    </style:style>
    <style:style style:name="T77" style:family="text">
      <style:text-properties officeooo:rsid="0116ee9a"/>
    </style:style>
    <style:style style:name="T78" style:family="text">
      <style:text-properties officeooo:rsid="0117d6d8"/>
    </style:style>
    <style:style style:name="T79" style:family="text">
      <style:text-properties officeooo:rsid="01185cf9"/>
    </style:style>
    <style:style style:name="T80" style:family="text">
      <style:text-properties officeooo:rsid="0118afbc"/>
    </style:style>
    <style:style style:name="T81" style:family="text">
      <style:text-properties officeooo:rsid="011a847e"/>
    </style:style>
    <style:style style:name="T82" style:family="text">
      <style:text-properties officeooo:rsid="011db1bd"/>
    </style:style>
    <style:style style:name="T83" style:family="text">
      <style:text-properties officeooo:rsid="0124ecdd"/>
    </style:style>
    <style:style style:name="T84" style:family="text">
      <style:text-properties officeooo:rsid="01271f69"/>
    </style:style>
    <style:style style:name="T85" style:family="text">
      <style:text-properties officeooo:rsid="01287414"/>
    </style:style>
    <style:style style:name="T86" style:family="text">
      <style:text-properties officeooo:rsid="012b3790"/>
    </style:style>
    <style:style style:name="T87" style:family="text">
      <style:text-properties officeooo:rsid="013029a0"/>
    </style:style>
    <style:style style:name="T88" style:family="text">
      <style:text-properties officeooo:rsid="013188d1"/>
    </style:style>
    <style:style style:name="T89" style:family="text">
      <style:text-properties officeooo:rsid="0133673a"/>
    </style:style>
    <style:style style:name="T90" style:family="text">
      <style:text-properties officeooo:rsid="0136fe0b"/>
    </style:style>
    <style:style style:name="T91" style:family="text">
      <style:text-properties officeooo:rsid="01382843"/>
    </style:style>
    <style:style style:name="T92" style:family="text">
      <style:text-properties officeooo:rsid="0139a233"/>
    </style:style>
    <style:style style:name="T93" style:family="text">
      <style:text-properties officeooo:rsid="013ad209"/>
    </style:style>
    <style:style style:name="T94" style:family="text">
      <style:text-properties officeooo:rsid="013c106c"/>
    </style:style>
    <style:style style:name="T95" style:family="text">
      <style:text-properties officeooo:rsid="0140fbe8"/>
    </style:style>
    <style:style style:name="T96" style:family="text">
      <style:text-properties officeooo:rsid="0143b241"/>
    </style:style>
    <style:style style:name="T97" style:family="text">
      <style:text-properties officeooo:rsid="014419fd"/>
    </style:style>
    <style:style style:name="T98" style:family="text">
      <style:text-properties officeooo:rsid="0147fc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21">3</text:span></text:p>
      <text:p text:style-name="P1">по дисциплине “Дискретная математика”</text:p>
      <text:p text:style-name="P3">вариант <text:span text:style-name="T20">2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Тимошкин Роман Вячеславович</text:p>
      <text:p text:style-name="P5">группа P3131</text:p>
      <text:p text:style-name="P5">Преподаватель:</text:p>
      <text:p text:style-name="P5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7">A</text:p>
          </table:table-cell>
          <table:table-cell table:style-name="Table1.B1" office:value-type="string">
            <text:p text:style-name="P7">B</text:p>
          </table:table-cell>
        </table:table-row>
        <table:table-row>
          <table:table-cell table:style-name="Table1.A2" office:value-type="string">
            <text:p text:style-name="P6">81</text:p>
          </table:table-cell>
          <table:table-cell table:style-name="Table1.B2" office:value-type="string">
            <text:p text:style-name="P6">43</text:p>
          </table:table-cell>
        </table:table-row>
      </table:table>
      <text:h text:style-name="P8" text:outline-level="1"><text:span text:style-name="T22">Задание №1.</text:span><text:span text:style-name="T19"/></text:h>
      <text:p text:style-name="P11">A = 81, B = 43<text:span text:style-name="T19"/></text:p>
      <text:p text:style-name="P11">A &gt; 0, B &gt; 0.<text:span text:style-name="T19"/></text:p>
      <text:p text:style-name="P11"><text:tab/><text:tab/><text:tab/><text:tab/><text:tab/><text:tab/> <text:s text:c="10"/>Интерпретации<text:span text:style-name="T19"/></text:p>
      <text:p text:style-name="P11"><text:tab/><text:tab/><text:tab/> <text:s text:c="4"/><text:span text:style-name="T30">1</text:span> <text:s text:c="3"/><text:span text:style-name="T30">1</text:span> <text:span text:style-name="T30">1</text:span> <text:span text:style-name="T29">1</text:span> <text:span text:style-name="T28">1</text:span> <text:s/><text:span text:style-name="T26"><text:s/></text:span><text:s text:c="15"/>Знаковая <text:s text:c="8"/>Беззнаковая<text:span text:style-name="T19"/></text:p>
      <text:p text:style-name="P11"><text:tab/>A<text:span text:style-name="T2">пр.</text:span><text:tab/><text:tab/>0 | 1 0 <text:span text:style-name="T25">1</text:span> <text:span text:style-name="T25">0</text:span> <text:span text:style-name="T25">0</text:span> <text:span text:style-name="T25">0</text:span> <text:span text:style-name="T25">1</text:span><text:tab/><text:tab/><text:span text:style-name="T23">81 <text:s text:c="20"/>81</text:span><text:span text:style-name="T19"/></text:p>
      <text:p text:style-name="P23"><text:s text:c="9"/>- B<text:span text:style-name="T2">пр.</text:span> <text:tab/><text:tab/>0 | 0 1 0 1 0 <text:span text:style-name="T25">1</text:span> <text:span text:style-name="T23">1 <text:s text:c="17"/>-</text:span> <text:s text:c="2"/>4<text:span text:style-name="T23">3 <text:s text:c="16"/>-</text:span> <text:s text:c="2"/>4<text:span text:style-name="T23">3</text:span><text:span text:style-name="T19"/></text:p>
      <text:p text:style-name="P11"><text:tab/>C<text:span text:style-name="T2">пр.</text:span> <text:tab/><text:tab/>0 | <text:span text:style-name="T27">0</text:span> <text:span text:style-name="T27">1</text:span> <text:span text:style-name="T27">0</text:span> <text:span text:style-name="T27">0</text:span> <text:span text:style-name="T27">1</text:span> <text:span text:style-name="T27">1</text:span> <text:span text:style-name="T27">0</text:span><text:span text:style-name="T24"> <text:s text:c="21"/>38 <text:s text:c="21"/>38</text:span><text:span text:style-name="T19"/></text:p>
      <text:p text:style-name="P11"/>
      <text:p text:style-name="P11">CF = 0, ZF = 0, PF = <text:span text:style-name="T31">0</text:span>, AF = <text:span text:style-name="T38">1</text:span>, SF = 0, OF = 0<text:span text:style-name="T19"/></text:p>
      <text:p text:style-name="P11"/>
      <text:p text:style-name="P12">A &lt; 0, B &gt; 0.<text:span text:style-name="T19"/></text:p>
      <text:p text:style-name="P12"><text:tab/><text:tab/><text:tab/><text:tab/><text:tab/><text:tab/> <text:s text:c="10"/>Интерпретации<text:span text:style-name="T19"/></text:p>
      <text:p text:style-name="P12"><text:tab/><text:tab/><text:tab/> <text:s text:c="23"/><text:span text:style-name="T26"><text:s/></text:span><text:s text:c="15"/>Знаковая <text:s text:c="8"/>Беззнаковая<text:span text:style-name="T19"/></text:p>
      <text:p text:style-name="P12"><text:s text:c="12"/>A<text:span text:style-name="T3">доп.</text:span><text:span text:style-name="T13"> <text:s text:c="16"/></text:span><text:span text:style-name="T14">1</text:span><text:span text:style-name="T12"> </text:span>| <text:span text:style-name="T32">0</text:span> <text:span text:style-name="T32">1</text:span> <text:span text:style-name="T32">0</text:span> <text:span text:style-name="T32">1</text:span> <text:span text:style-name="T32">1</text:span> <text:span text:style-name="T32">1</text:span> <text:span text:style-name="T32">1 <text:s text:c="19"/></text:span>-<text:span text:style-name="T23">81 <text:s text:c="20"/></text:span><text:span text:style-name="T33">175</text:span><text:span text:style-name="T19"/></text:p>
      <text:p text:style-name="P24"><text:s text:c="9"/>- <text:s/>B<text:span text:style-name="T2">пр.</text:span> <text:s text:c="17"/>0 | 0 1 0 1 0 <text:span text:style-name="T25">1</text:span> <text:span text:style-name="T23">1 <text:s text:c="17"/>-</text:span> <text:s/>4<text:span text:style-name="T23">3 <text:s text:c="16"/>-</text:span> <text:s text:c="4"/>4<text:span text:style-name="T23">3</text:span><text:span text:style-name="T19"/></text:p>
      <text:p text:style-name="P25"><text:s text:c="12"/><text:span text:style-name="T50">C</text:span><text:span text:style-name="T4">доп.</text:span> <text:s text:c="16"/><text:span text:style-name="T41">1</text:span> | <text:span text:style-name="T36">0</text:span> <text:span text:style-name="T36">0</text:span> <text:span text:style-name="T36">0</text:span> <text:span text:style-name="T36">0</text:span> <text:span text:style-name="T36">1</text:span> <text:span text:style-name="T36">0</text:span> <text:span text:style-name="T35">0</text:span><text:span text:style-name="T23"> <text:s text:c="46"/></text:span><text:span text:style-name="T34">132</text:span><text:span text:style-name="T19"/></text:p>
      <text:p text:style-name="P12"><text:s text:c="12"/>C<text:span text:style-name="T2">пр.</text:span> <text:s text:c="17"/><text:span text:style-name="T36">1</text:span> | <text:span text:style-name="T36">1</text:span> <text:span text:style-name="T36">1</text:span> <text:span text:style-name="T36">1</text:span> <text:span text:style-name="T36">1</text:span> <text:span text:style-name="T36">1</text:span> <text:span text:style-name="T36">0</text:span> <text:span text:style-name="T36">0</text:span><text:span text:style-name="T24"> <text:s text:c="17"/>-</text:span><text:span text:style-name="T35">124</text:span><text:span text:style-name="T24"> <text:s text:c="23"/></text:span><text:span text:style-name="T19"/></text:p>
      <text:p text:style-name="P12"/>
      <text:p text:style-name="P12">CF = 0, ZF = 0, PF = <text:span text:style-name="T51">1</text:span>, AF = 0, SF = <text:span text:style-name="T37">1</text:span>, OF = 0<text:span text:style-name="T19"/></text:p>
      <text:p text:style-name="P12"/>
      <text:p text:style-name="P13">A &gt; 0, B &lt; 0.<text:span text:style-name="T19"/></text:p>
      <text:p text:style-name="P13"><text:tab/><text:tab/><text:tab/><text:tab/><text:tab/><text:tab/> <text:s text:c="10"/>Интерпретации<text:span text:style-name="T19"/></text:p>
      <text:p text:style-name="P13"><text:tab/><text:tab/> <text:s text:c="6"/><text:span text:style-name="T48">1</text:span> <text:s text:c="2"/><text:span text:style-name="T47">1</text:span> <text:s/><text:span text:style-name="T45">1</text:span> <text:span text:style-name="T44">1</text:span> <text:span text:style-name="T43">1</text:span> <text:span text:style-name="T42">1</text:span> <text:s text:c="9"/><text:span text:style-name="T26"><text:s/></text:span><text:s text:c="15"/>Знаковая <text:s text:c="8"/>Беззнаковая<text:span text:style-name="T19"/></text:p>
      <text:p text:style-name="P13"><text:tab/>A<text:span text:style-name="T2">пр.</text:span><text:tab/><text:tab/>0 | 1 0 <text:span text:style-name="T25">1</text:span> <text:span text:style-name="T25">0</text:span> <text:span text:style-name="T25">0</text:span> <text:span text:style-name="T25">0</text:span> <text:span text:style-name="T25">1</text:span><text:tab/><text:tab/> <text:span text:style-name="T23">81 <text:s text:c="22"/>81</text:span><text:span text:style-name="T19"/></text:p>
      <text:p text:style-name="P26"><text:s text:c="9"/>- B<text:span text:style-name="T5">доп</text:span><text:span text:style-name="T2">.</text:span> <text:tab/><text:tab/><text:span text:style-name="T39">1</text:span> | <text:span text:style-name="T39">1</text:span> <text:span text:style-name="T39">0</text:span> <text:span text:style-name="T39">1</text:span> <text:span text:style-name="T39">0</text:span> <text:span text:style-name="T39">1</text:span> <text:span text:style-name="T39">0</text:span> <text:span text:style-name="T39">1</text:span><text:span text:style-name="T23"> <text:s text:c="17"/>-</text:span> <text:s text:c="2"/>-4<text:span text:style-name="T23">3 <text:s text:c="16"/>-</text:span> <text:s text:c="2"/><text:span text:style-name="T40">213</text:span><text:span text:style-name="T19"/></text:p>
      <text:p text:style-name="P13"><text:tab/>C<text:span text:style-name="T2">пр.</text:span> <text:tab/><text:tab/><text:span text:style-name="T48">0</text:span> | <text:span text:style-name="T46">1</text:span> <text:span text:style-name="T27">1</text:span> <text:span text:style-name="T44">1</text:span> <text:span text:style-name="T43">1</text:span> <text:span text:style-name="T42">1</text:span> <text:span text:style-name="T42">0</text:span> <text:span text:style-name="T27">0</text:span><text:span text:style-name="T24"> <text:s text:c="21"/></text:span><text:span text:style-name="T49">124 <text:s text:c="20"/>124?</text:span><text:span text:style-name="T19"/></text:p>
      <text:p text:style-name="P13"/>
      <text:p text:style-name="P13">CF = <text:span text:style-name="T50">1</text:span>, ZF = 0, PF = <text:span text:style-name="T31">0</text:span>, AF = <text:span text:style-name="T38">1</text:span>, SF = 0, OF = 0<text:span text:style-name="T19"/></text:p>
      <text:p text:style-name="P13"><text:soft-page-break/>Для беззнаковой интерпретации результат неверен вследствие возникающего заёма из разряда за пределами формата.<text:span text:style-name="T19"/></text:p>
      <text:p text:style-name="P13"/>
      <text:p text:style-name="P14">A &lt; 0, B &lt; 0.<text:span text:style-name="T19"/></text:p>
      <text:p text:style-name="P14"><text:tab/><text:tab/><text:tab/><text:tab/><text:tab/><text:tab/> <text:s text:c="10"/>Интерпретации<text:span text:style-name="T19"/></text:p>
      <text:p text:style-name="P14"><text:tab/><text:tab/> <text:s text:c="8"/><text:span text:style-name="T57">1</text:span> <text:span text:style-name="T56">1 </text:span><text:s text:c="4"/><text:span text:style-name="T56">1</text:span> <text:s text:c="15"/><text:span text:style-name="T26"><text:s/></text:span><text:s text:c="15"/>Знаковая <text:s text:c="8"/>Беззнаковая<text:span text:style-name="T19"/></text:p>
      <text:p text:style-name="P15"><text:tab/>A<text:span text:style-name="T6">доп.</text:span><text:tab/><text:tab/><text:span text:style-name="T14">1</text:span><text:span text:style-name="T12"> </text:span>| <text:span text:style-name="T32">0</text:span> <text:span text:style-name="T32">1</text:span> <text:span text:style-name="T32">0</text:span> <text:span text:style-name="T32">1</text:span> <text:span text:style-name="T32">1</text:span> <text:span text:style-name="T32">1</text:span> <text:span text:style-name="T32">1</text:span><text:tab/><text:tab/>-<text:span text:style-name="T23">81 <text:s text:c="20"/></text:span><text:span text:style-name="T52">175</text:span><text:span text:style-name="T19"/></text:p>
      <text:p text:style-name="P27"><text:s text:c="10"/>- B<text:span text:style-name="T5">доп</text:span><text:span text:style-name="T2">.</text:span> <text:tab/><text:tab/><text:span text:style-name="T39">1</text:span> | <text:span text:style-name="T39">1</text:span> <text:span text:style-name="T39">0</text:span> <text:span text:style-name="T39">1</text:span> <text:span text:style-name="T39">0</text:span> <text:span text:style-name="T39">1</text:span> <text:span text:style-name="T39">0</text:span> <text:span text:style-name="T39">1</text:span><text:span text:style-name="T23"> <text:s text:c="17"/>-</text:span> <text:s text:c="2"/>-4<text:span text:style-name="T23">3 <text:s text:c="16"/>-</text:span> <text:s text:c="2"/><text:span text:style-name="T40">213</text:span><text:span text:style-name="T19"/></text:p>
      <text:p text:style-name="P28"><text:s text:c="12"/><text:span text:style-name="T54">C</text:span><text:span text:style-name="T5">доп</text:span><text:span text:style-name="T2">.</text:span> <text:tab/><text:tab/><text:span text:style-name="T39">1</text:span> | <text:span text:style-name="T39">1</text:span> <text:span text:style-name="T39">0</text:span> <text:span text:style-name="T39">1</text:span> <text:span text:style-name="T56">1</text:span> <text:span text:style-name="T56">0</text:span> <text:span text:style-name="T56">1</text:span> <text:span text:style-name="T56">0</text:span><text:span text:style-name="T23"> <text:s text:c="48"/></text:span><text:span text:style-name="T61">218</text:span><text:span text:style-name="T55">?</text:span><text:span text:style-name="T19"/></text:p>
      <text:p text:style-name="P14"><text:tab/>C<text:span text:style-name="T2">пр.</text:span> <text:tab/><text:tab/><text:span text:style-name="T59">1</text:span> | <text:span text:style-name="T58">0 </text:span><text:span text:style-name="T59">1</text:span><text:span text:style-name="T58"> 0 0 </text:span><text:span text:style-name="T59">1</text:span><text:span text:style-name="T58"> </text:span><text:span text:style-name="T60">1</text:span><text:span text:style-name="T58"> </text:span><text:span text:style-name="T60">0</text:span><text:span text:style-name="T24"> <text:s text:c="21"/>-</text:span><text:span text:style-name="T53">38</text:span><text:span text:style-name="T49"> <text:s text:c="20"/></text:span><text:span text:style-name="T19"/></text:p>
      <text:p text:style-name="P14"/>
      <text:p text:style-name="P14">CF = <text:span text:style-name="T50">1</text:span>, ZF = 0, PF = <text:span text:style-name="T62">1</text:span>, AF = <text:span text:style-name="T63">0</text:span>, SF = <text:span text:style-name="T64">1</text:span>, OF = 0<text:span text:style-name="T19"/></text:p>
      <text:p text:style-name="P16">Для беззнаковой интерпретации результат неверен вследствие возникающего заёма из разряда за пределами формата.<text:span text:style-name="T19"/></text:p>
      <text:h text:style-name="P9" text:outline-level="1">Задание №2.<text:span text:style-name="T19"/></text:h>
      <text:p text:style-name="P34">Правило для подбора выглядит следующим образом: А + В &gt; 128, значит 128 – А &lt; В &lt; 127<text:span text:style-name="T19"/></text:p>
      <text:p text:style-name="P35">A = 81 (неизменно), B = 50 (подбираем).<text:span text:style-name="T19"/></text:p>
      <text:p text:style-name="P36">A &lt; 0, B &gt; 0<text:span text:style-name="T19"/></text:p>
      <text:p text:style-name="P17"><text:tab/><text:tab/><text:tab/><text:tab/><text:tab/><text:tab/> <text:s text:c="10"/>Интерпретации<text:span text:style-name="T19"/></text:p>
      <text:p text:style-name="P17"><text:tab/><text:tab/> <text:s text:c="11"/><text:span text:style-name="T71">1 </text:span><text:s/><text:span text:style-name="T71">1</text:span> <text:span text:style-name="T71">1</text:span> <text:s text:c="16"/><text:span text:style-name="T26"><text:s/></text:span><text:s text:c="15"/>Знаковая <text:s text:c="8"/>Беззнаковая<text:span text:style-name="T19"/></text:p>
      <text:p text:style-name="P18"><text:s text:c="12"/>A<text:span text:style-name="T7">доп</text:span><text:span text:style-name="T2">.</text:span><text:tab/><text:tab/><text:span text:style-name="T14">1</text:span><text:span text:style-name="T12"> </text:span>| <text:span text:style-name="T32">0</text:span> <text:span text:style-name="T32">1</text:span> <text:span text:style-name="T32">0</text:span> <text:span text:style-name="T32">1</text:span> <text:span text:style-name="T32">1</text:span> <text:span text:style-name="T32">1</text:span> <text:span text:style-name="T32">1</text:span><text:tab/><text:tab/>-<text:span text:style-name="T23">81 <text:s text:c="22"/></text:span><text:span text:style-name="T65">175</text:span><text:span text:style-name="T19"/></text:p>
      <text:p text:style-name="P29"><text:s text:c="9"/>- B<text:span text:style-name="T5">п</text:span><text:span text:style-name="T7">р</text:span><text:span text:style-name="T2">.</text:span> <text:tab/><text:tab/><text:span text:style-name="T68">0</text:span> | <text:span text:style-name="T68">0</text:span> <text:span text:style-name="T68">1</text:span> <text:span text:style-name="T39">1</text:span> <text:span text:style-name="T39">0</text:span> <text:span text:style-name="T68">0</text:span> <text:span text:style-name="T68">1</text:span> <text:span text:style-name="T68">0</text:span><text:span text:style-name="T23"> <text:s text:c="17"/>-</text:span> <text:s text:c="3"/><text:span text:style-name="T67">50</text:span><text:span text:style-name="T23"> <text:s text:c="16"/>-</text:span> <text:s text:c="6"/><text:span text:style-name="T66">50</text:span><text:span text:style-name="T19"/></text:p>
      <text:p text:style-name="P17"><text:tab/>C<text:span text:style-name="T2">пр.</text:span> <text:tab/><text:tab/><text:span text:style-name="T48">0</text:span> | <text:span text:style-name="T46">1</text:span> <text:span text:style-name="T27">1</text:span> <text:span text:style-name="T44">1</text:span> <text:span text:style-name="T43">1</text:span> <text:span text:style-name="T42">1</text:span> <text:span text:style-name="T42">0</text:span> <text:span text:style-name="T71">1</text:span><text:span text:style-name="T24"> <text:s text:c="21"/></text:span><text:span text:style-name="T49">12</text:span><text:span text:style-name="T70">5?</text:span><text:span text:style-name="T49"> <text:s text:c="20"/>12</text:span><text:span text:style-name="T69">5</text:span><text:span text:style-name="T19"/></text:p>
      <text:p text:style-name="P17"/>
      <text:p text:style-name="P17">CF = <text:span text:style-name="T72">0</text:span>, ZF = 0, PF = <text:span text:style-name="T72">1</text:span>, AF = <text:span text:style-name="T72">0</text:span>, SF = 0, OF = <text:span text:style-name="T73">1</text:span><text:span text:style-name="T19"/></text:p>
      <text:p text:style-name="P17">Для знаковой интерпретации результат некорректен вследствие возникающего переполнения.<text:span text:style-name="T19"/></text:p>
      <text:p text:style-name="P17"/>
      <text:p text:style-name="P17"/>
      <text:p text:style-name="P17"/>
      <text:p text:style-name="P17"/>
      <text:p text:style-name="P17"/>
      <text:p text:style-name="P17"/>
      <text:p text:style-name="P37"><text:soft-page-break/>A &gt; 0, B &lt; 0<text:span text:style-name="T19"/></text:p>
      <text:p text:style-name="P19"><text:tab/><text:tab/><text:tab/><text:tab/><text:tab/><text:tab/> <text:s text:c="10"/>Интерпретации<text:span text:style-name="T19"/></text:p>
      <text:p text:style-name="P19"><text:tab/><text:tab/> <text:s text:c="7"/><text:span text:style-name="T80">1</text:span> <text:s text:c="12"/><text:span text:style-name="T78">1</text:span> <text:span text:style-name="T77">1</text:span> <text:span text:style-name="T76">1</text:span> <text:s text:c="7"/><text:span text:style-name="T26"><text:s/></text:span><text:s text:c="15"/>Знаковая <text:s text:c="8"/>Беззнаковая<text:span text:style-name="T19"/></text:p>
      <text:p text:style-name="P20"><text:tab/>A<text:span text:style-name="T2">пр.</text:span><text:tab/><text:tab/>0 | 1 0 <text:span text:style-name="T25">1</text:span> <text:span text:style-name="T25">0</text:span> <text:span text:style-name="T25">0</text:span> <text:span text:style-name="T25">0</text:span> <text:span text:style-name="T25">1</text:span><text:tab/><text:tab/> <text:span text:style-name="T23">81 <text:s text:c="26"/>81</text:span><text:span text:style-name="T19"/></text:p>
      <text:p text:style-name="P30"><text:s text:c="10"/>- B<text:span text:style-name="T8">доп.</text:span><text:span text:style-name="T2">.</text:span> <text:tab/><text:tab/><text:span text:style-name="T74">1</text:span> | <text:span text:style-name="T74">1</text:span> <text:span text:style-name="T74">0</text:span> <text:span text:style-name="T74">0</text:span> <text:span text:style-name="T74">1</text:span> <text:span text:style-name="T74">1</text:span> <text:span text:style-name="T74">1</text:span> <text:span text:style-name="T74">0</text:span><text:span text:style-name="T23"> <text:s text:c="17"/>-</text:span> <text:s text:c="2"/>-<text:span text:style-name="T67">50</text:span><text:span text:style-name="T23"> <text:s text:c="16"/>-</text:span> <text:s text:c="6"/><text:span text:style-name="T75">206</text:span><text:span text:style-name="T19"/></text:p>
      <text:p text:style-name="P31"><text:s text:c="12"/><text:span text:style-name="T15">С</text:span><text:span text:style-name="T9">доп.</text:span><text:span text:style-name="T2">.</text:span> <text:tab/><text:tab/><text:span text:style-name="T80">1</text:span> | <text:span text:style-name="T68">0</text:span> <text:span text:style-name="T80">0</text:span> <text:span text:style-name="T79">0</text:span> <text:span text:style-name="T39">0</text:span> <text:span text:style-name="T68">0</text:span> <text:span text:style-name="T68">1</text:span> <text:span text:style-name="T76">1</text:span><text:span text:style-name="T23"> <text:s text:c="53"/></text:span><text:span text:style-name="T81">131?</text:span><text:span text:style-name="T23"> </text:span><text:span text:style-name="T19"/></text:p>
      <text:p text:style-name="P19"><text:tab/> C<text:span text:style-name="T2">пр.</text:span> <text:tab/><text:tab/><text:span text:style-name="T81">1</text:span> | <text:span text:style-name="T46">1</text:span> <text:span text:style-name="T27">1</text:span> <text:span text:style-name="T44">1</text:span> <text:span text:style-name="T43">1</text:span> <text:span text:style-name="T42">1</text:span> <text:span text:style-name="T42">0</text:span> <text:span text:style-name="T71">1</text:span><text:span text:style-name="T24"> <text:s text:c="20"/>-</text:span><text:span text:style-name="T49">12</text:span><text:span text:style-name="T70">5?</text:span><text:span text:style-name="T49"> <text:s text:c="21"/></text:span><text:span text:style-name="T19"/></text:p>
      <text:p text:style-name="P19"/>
      <text:p text:style-name="P19">CF = <text:span text:style-name="T82">1</text:span>, ZF = 0, PF = <text:span text:style-name="T82">0</text:span>, AF = <text:span text:style-name="T72">0</text:span>, SF = <text:span text:style-name="T82">1</text:span>, OF = <text:span text:style-name="T73">1</text:span><text:span text:style-name="T19"/></text:p>
      <text:p text:style-name="P19">Для знаковой интерпретации результат некорректен вследствие возникающего переполнения, для беззнаковой интерпретации результат некорректен из-за возникающего заёма из старшего разряда.<text:span text:style-name="T19"/></text:p>
      <text:h text:style-name="P10" text:outline-level="1">Задание №3.<text:span text:style-name="T19"/></text:h>
      <text:p text:style-name="P40">Значение числа В фиксируем (В = <text:span text:style-name="T83">43</text:span>), а значение А подбираем согласно формуле А + В = 128, благодаря которой при вычитании из положительного числа отрицательного будет фиксироваться переполнение, а при вычитании из отрицательного числа положительного не будет. Тогда А = <text:span text:style-name="T83">85</text:span>.<text:span text:style-name="T19"/></text:p>
      <text:p text:style-name="P38">A &gt; 0, B &lt; 0<text:span text:style-name="T19"/></text:p>
      <text:p text:style-name="P21"><text:tab/><text:tab/><text:tab/><text:tab/><text:tab/><text:tab/> <text:s text:c="10"/>Интерпретации<text:span text:style-name="T19"/></text:p>
      <text:p text:style-name="P21"><text:tab/><text:tab/> <text:s text:c="8"/><text:span text:style-name="T91">1</text:span> <text:s text:c="25"/><text:span text:style-name="T26"><text:s/></text:span><text:s text:c="15"/>Знаковая <text:s text:c="8"/>Беззнаковая<text:span text:style-name="T19"/></text:p>
      <text:p text:style-name="P21"><text:s text:c="12"/>A<text:span text:style-name="T7">п</text:span><text:span text:style-name="T10">р</text:span><text:span text:style-name="T2">.</text:span><text:tab/><text:tab/><text:span text:style-name="T16">0</text:span><text:span text:style-name="T12"> </text:span>| <text:span text:style-name="T89">1 0</text:span> <text:span text:style-name="T89">1</text:span> <text:span text:style-name="T89">0</text:span> <text:span text:style-name="T32">1</text:span> <text:span text:style-name="T89">0</text:span> <text:span text:style-name="T32">1</text:span><text:tab/><text:tab/> <text:span text:style-name="T23">8</text:span><text:span text:style-name="T84">5</text:span><text:span text:style-name="T23"> <text:s text:c="24"/></text:span><text:span text:style-name="T85">8</text:span><text:span text:style-name="T65">5</text:span><text:span text:style-name="T19"/></text:p>
      <text:p text:style-name="P32"><text:s text:c="10"/>- B<text:span text:style-name="T5">доп</text:span><text:span text:style-name="T2">.</text:span> <text:tab/><text:tab/><text:span text:style-name="T39">1</text:span> | <text:span text:style-name="T39">1</text:span> <text:span text:style-name="T39">0</text:span> <text:span text:style-name="T39">1</text:span> <text:span text:style-name="T39">0</text:span> <text:span text:style-name="T39">1</text:span> <text:span text:style-name="T39">0</text:span> <text:span text:style-name="T39">1</text:span><text:span text:style-name="T23"> <text:s text:c="17"/>-</text:span> <text:s text:c="2"/>-4<text:span text:style-name="T23">3 <text:s text:c="18"/>-</text:span> <text:s text:c="2"/><text:span text:style-name="T40">213</text:span><text:span text:style-name="T19"/></text:p>
      <text:p text:style-name="P21"><text:tab/>C<text:span text:style-name="T2">пр.</text:span> <text:tab/><text:tab/><text:span text:style-name="T88">1</text:span> | <text:span text:style-name="T90">0</text:span> <text:span text:style-name="T87">0</text:span> <text:span text:style-name="T90">0</text:span> <text:span text:style-name="T90">0</text:span> <text:span text:style-name="T87">0</text:span> <text:span text:style-name="T90">0</text:span> <text:span text:style-name="T87">0</text:span><text:span text:style-name="T24"> <text:s text:c="19"/>-</text:span><text:span text:style-name="T49">12</text:span><text:span text:style-name="T86">8</text:span><text:span text:style-name="T70">?</text:span><text:span text:style-name="T49"> <text:s text:c="21"/>12</text:span><text:span text:style-name="T86">8?</text:span><text:span text:style-name="T19"/></text:p>
      <text:p text:style-name="P21"/>
      <text:p text:style-name="P21">CF = <text:span text:style-name="T92">1</text:span>, ZF = 0, PF = <text:span text:style-name="T93">0</text:span>, AF = <text:span text:style-name="T72">0</text:span>, SF = <text:span text:style-name="T94">1</text:span>, OF = <text:span text:style-name="T73">1</text:span><text:span text:style-name="T19"/></text:p>
      <text:p text:style-name="P21">Результат беззнаковой интерпретации некорректен вследствие возникающего заёма из разряда за пределами формата, для знаковой интерпретации результат некорректен из-за переполнения.<text:span text:style-name="T19"/></text:p>
      <text:p text:style-name="P21"/>
      <text:p text:style-name="P21"/>
      <text:p text:style-name="P21"/>
      <text:p text:style-name="P21"/>
      <text:p text:style-name="P21"/>
      <text:p text:style-name="P39"><text:soft-page-break/>A &lt; 0, B &gt; 0<text:span text:style-name="T19"/></text:p>
      <text:p text:style-name="P22"><text:tab/><text:tab/><text:tab/><text:tab/><text:tab/><text:tab/> <text:s text:c="10"/>Интерпретации<text:span text:style-name="T19"/></text:p>
      <text:p text:style-name="P22"><text:tab/><text:tab/> <text:s text:c="37"/><text:span text:style-name="T26"><text:s/></text:span><text:s text:c="15"/>Знаковая <text:s text:c="8"/>Беззнаковая<text:span text:style-name="T19"/></text:p>
      <text:p text:style-name="P22"><text:s text:c="12"/>A<text:span text:style-name="T11">доп</text:span><text:span text:style-name="T2">.</text:span><text:tab/><text:tab/><text:span text:style-name="T17">1</text:span><text:span text:style-name="T12"> </text:span>| <text:span text:style-name="T95">0</text:span><text:span text:style-name="T89"> </text:span><text:span text:style-name="T95">1</text:span> <text:span text:style-name="T95">0</text:span> <text:span text:style-name="T95">1</text:span> <text:span text:style-name="T95">0</text:span> <text:span text:style-name="T95">1</text:span> <text:span text:style-name="T32">1</text:span><text:tab/><text:tab/>-<text:span text:style-name="T23">8</text:span><text:span text:style-name="T84">5</text:span><text:span text:style-name="T23"> <text:s text:c="24"/></text:span><text:span text:style-name="T97">171</text:span><text:span text:style-name="T19"/></text:p>
      <text:p text:style-name="P33"><text:s text:c="10"/>- B<text:span text:style-name="T5">доп</text:span><text:span text:style-name="T2">.</text:span> <text:tab/><text:tab/><text:span text:style-name="T98">0</text:span> | <text:span text:style-name="T98">0</text:span> <text:span text:style-name="T98">1</text:span> <text:span text:style-name="T98">0</text:span> <text:span text:style-name="T98">1</text:span> <text:span text:style-name="T98">0</text:span> <text:span text:style-name="T98">1</text:span> <text:span text:style-name="T39">1</text:span><text:span text:style-name="T23"> <text:s text:c="17"/>-</text:span> <text:s text:c="3"/>4<text:span text:style-name="T23">3 <text:s text:c="19"/>-</text:span> <text:s text:c="5"/><text:span text:style-name="T96">43</text:span><text:span text:style-name="T19"/></text:p>
      <text:p text:style-name="P22"><text:tab/>C<text:span text:style-name="T2">пр.</text:span> <text:tab/><text:tab/><text:span text:style-name="T88">1</text:span> | <text:span text:style-name="T90">0</text:span> <text:span text:style-name="T87">0</text:span> <text:span text:style-name="T90">0</text:span> <text:span text:style-name="T90">0</text:span> <text:span text:style-name="T87">0</text:span> <text:span text:style-name="T90">0</text:span> <text:span text:style-name="T87">0</text:span><text:span text:style-name="T24"> <text:s text:c="19"/>-</text:span><text:span text:style-name="T49">12</text:span><text:span text:style-name="T86">8 <text:s text:c="2"/></text:span><text:span text:style-name="T49"><text:s text:c="22"/>12</text:span><text:span text:style-name="T86">8</text:span><text:span text:style-name="T19"/></text:p>
      <text:p text:style-name="P22"/>
      <text:p text:style-name="P22">CF = <text:span text:style-name="T98">0</text:span>, ZF = 0, PF = <text:span text:style-name="T93">0</text:span>, AF = <text:span text:style-name="T72">0</text:span>, SF = <text:span text:style-name="T94">1</text:span>, OF = <text:span text:style-name="T98">0</text:span><text:span text:style-name="T19"/></text:p>
      <text:p text:style-name="P22">Результаты знаковой и беззнаковой интерпретаций корректны.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0-23T14:54:09.408873318</dc:date>
    <meta:editing-duration>PT2H48M2S</meta:editing-duration>
    <meta:editing-cycles>299</meta:editing-cycles>
    <meta:generator>LibreOffice/7.4.7.2$Linux_X86_64 LibreOffice_project/40$Build-2</meta:generator>
    <meta:document-statistic meta:table-count="1" meta:image-count="0" meta:object-count="0" meta:page-count="5" meta:paragraph-count="88" meta:word-count="774" meta:character-count="4931" meta:non-whitespace-character-count="2398"/>
  </office:meta>
</office:document-meta>
</file>